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b2d" officeooo:paragraph-rsid="00103b2d"/>
    </style:style>
    <style:style style:name="P2" style:family="paragraph" style:parent-style-name="Standard">
      <style:text-properties officeooo:rsid="00103b2d" officeooo:paragraph-rsid="00109ad8"/>
    </style:style>
    <style:style style:name="P3" style:family="paragraph" style:parent-style-name="Standard">
      <style:text-properties officeooo:rsid="00103b2d" officeooo:paragraph-rsid="00116c36"/>
    </style:style>
    <style:style style:name="P4" style:family="paragraph" style:parent-style-name="Standard">
      <style:text-properties officeooo:rsid="00295ea1" officeooo:paragraph-rsid="00295ea1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T1" style:family="text">
      <style:text-properties officeooo:rsid="00109460"/>
    </style:style>
    <style:style style:name="T2" style:family="text">
      <style:text-properties officeooo:rsid="00109ad8"/>
    </style:style>
    <style:style style:name="T3" style:family="text">
      <style:text-properties officeooo:rsid="00116c36"/>
    </style:style>
    <style:style style:name="T4" style:family="text">
      <style:text-properties officeooo:rsid="0013ebe1"/>
    </style:style>
    <style:style style:name="T5" style:family="text">
      <style:text-properties officeooo:rsid="00156178"/>
    </style:style>
    <style:style style:name="T6" style:family="text">
      <style:text-properties officeooo:rsid="00184112"/>
    </style:style>
    <style:style style:name="T7" style:family="text">
      <style:text-properties officeooo:rsid="001a9f03"/>
    </style:style>
    <style:style style:name="T8" style:family="text">
      <style:text-properties officeooo:rsid="001b45d3"/>
    </style:style>
    <style:style style:name="T9" style:family="text">
      <style:text-properties officeooo:rsid="0022df72"/>
    </style:style>
    <style:style style:name="T10" style:family="text">
      <style:text-properties officeooo:rsid="0023b861"/>
    </style:style>
    <style:style style:name="T11" style:family="text">
      <style:text-properties officeooo:rsid="00250481"/>
    </style:style>
    <style:style style:name="T12" style:family="text">
      <style:text-properties officeooo:rsid="00293696"/>
    </style:style>
    <style:style style:name="T13" style:family="text">
      <style:text-properties officeooo:rsid="00295ea1"/>
    </style:style>
    <style:style style:name="T14" style:family="text">
      <style:text-properties officeooo:rsid="002b0d9c"/>
    </style:style>
    <style:style style:name="T15" style:family="text">
      <style:text-properties officeooo:rsid="002c9717"/>
    </style:style>
    <style:style style:name="T16" style:family="text">
      <style:text-properties officeooo:rsid="002ee366"/>
    </style:style>
    <style:style style:name="gr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Requirements Engineering <text:span text:style-name="T1">(Entwicklung)</text:span>--</text:p>
      <text:p text:style-name="P2">→<text:span text:style-name="T2"> Ermittlung, Dokumentation, Prüfung und Abstimmung.</text:span><text:tab/></text:p>
      <text:p text:style-name="P3"><text:tab/>→<text:span text:style-name="T3"> Ermittlung von Anforderungen.</text:span></text:p>
      <text:p text:style-name="P3"><text:tab/>→<text:span text:style-name="T1"> Anforderungen (Funktionen und Eigenschaften) Dokumentieren.</text:span></text:p>
      <text:p text:style-name="P1"><text:tab/>→<text:span text:style-name="T1"> Prüfen und Abstimmen von Anforderungen (Ausreichende Übereinstimmung der <text:tab/><text:tab/><text:tab/>Stakeholder zu den Anforderungen).</text:span></text:p>
      <text:p text:style-name="P1"><draw:frame text:anchor-type="paragraph" draw:z-index="0" draw:name="Form1" draw:style-name="gr1" draw:text-style-name="P5" svg:width="5.345cm" svg:height="0.662cm" svg:x="2.374cm" svg:y="0.478cm"><draw:text-box><text:p>Ermittlung</text:p></draw:text-box></draw:frame><draw:frame text:anchor-type="paragraph" draw:z-index="1" draw:name="Form2" draw:style-name="gr2" draw:text-style-name="P5" svg:width="3.308cm" svg:height="0.847cm" svg:x="8.936cm" svg:y="0.452cm"><draw:text-box><text:p>Dokumentation</text:p></draw:text-box></draw:frame></text:p>
      <text:p text:style-name="P1"><draw:frame text:anchor-type="paragraph" draw:z-index="2" draw:name="Form3" draw:style-name="gr3" draw:text-style-name="P5" svg:width="4.737cm" svg:height="1.112cm" svg:x="4.544cm" svg:y="1.764cm"><draw:text-box><text:p>Prüfung und Abstimmung</text:p></draw:text-box></draw:frame><draw:line text:anchor-type="paragraph" draw:z-index="3" draw:name="Form5" draw:style-name="gr4" draw:text-style-name="P6" svg:x1="10.1cm" svg:y1="0.467cm" svg:x2="8.671cm" svg:y2="1.578cm"><text:p/></draw:line><draw:line text:anchor-type="paragraph" draw:z-index="4" draw:name="Form6" draw:style-name="gr4" draw:text-style-name="P6" svg:x1="3.247cm" svg:y1="0.653cm" svg:x2="4.543cm" svg:y2="1.764cm"><text:p/></draw:line><draw:line text:anchor-type="paragraph" draw:z-index="5" draw:name="Form4" draw:style-name="gr4" draw:text-style-name="P6" svg:x1="4.57cm" svg:y1="0.229cm" svg:x2="8.592cm" svg:y2="0.203cm"><text:p/></draw:line></text:p>
      <text:p text:style-name="P1"/>
      <text:p text:style-name="P1"/>
      <text:p text:style-name="P1"/>
      <text:p text:style-name="P1"/>
      <text:p text:style-name="P1"/>
      <text:p text:style-name="P1">→<text:span text:style-name="T4"> Ermittlung von Anforderungen</text:span></text:p>
      <text:p text:style-name="P1"><text:tab/>→<text:span text:style-name="T4"> Systemkontext bestimmen</text:span></text:p>
      <text:p text:style-name="P1"><text:tab/><text:tab/><text:span text:style-name="T4">Welche Stakeholder und anderen Systeme sind vom zu erstellenden</text:span></text:p>
      <text:p text:style-name="P1"><text:tab/><text:tab/><text:tab/><text:span text:style-name="T4">System abhängig.</text:span></text:p>
      <text:p text:style-name="P1"><text:tab/>→<text:span text:style-name="T5"> Quellen für Anforderungen ermitteln </text:span></text:p>
      <text:p text:style-name="P1"><text:tab/><text:tab/><text:span text:style-name="T5">Stakeholder, Dokumente (Gesetze, Richtlinien…), andere Systeme.</text:span></text:p>
      <text:p text:style-name="P1"><text:tab/>→<text:span text:style-name="T5"> Ermittlungstechniken auswählen</text:span></text:p>
      <text:p text:style-name="P1"><text:tab/><text:tab/><text:span text:style-name="T5">Befragungstechnik, Kreativitätstechnik, Beobachtungstechnik,</text:span></text:p>
      <text:p text:style-name="P1"><text:tab/><text:tab/><text:span text:style-name="T5">GUI-Prototypen erstellen.</text:span></text:p>
      <text:p text:style-name="P1"><text:tab/>→<text:span text:style-name="T5"> Anforderungen unter Einsatz der Techniken ermitteln</text:span></text:p>
      <text:p text:style-name="P1"><text:tab/><text:tab/><text:tab/></text:p>
      <text:p text:style-name="P1">→<text:span text:style-name="T6"> Dokumentation von Anforderungen </text:span></text:p>
      <text:p text:style-name="P1"><text:tab/>→<text:span text:style-name="T6"> Zweck und Zielgruppe der Dokumentation Bestimmen</text:span></text:p>
      <text:p text:style-name="P1"><text:tab/><text:tab/><text:span text:style-name="T6">Für wen ist die Dokumentation und für welchen Zweck?</text:span></text:p>
      <text:p text:style-name="P1"><text:tab/>→<text:span text:style-name="T6"> Detailebene und Darstellungsart auswählen</text:span></text:p>
      <text:p text:style-name="P1"><text:tab/><text:tab/><text:span text:style-name="T6">Text, Grafiken, Softwaremodelle, Prototypen.</text:span></text:p>
      <text:p text:style-name="P1"><text:tab/>→<text:span text:style-name="T6"> Anforderungen dokumentieren</text:span></text:p>
      <text:p text:style-name="P1"><text:tab/><text:tab/><text:span text:style-name="T6">Ermittelten Anforderungen in für Zweck und Zielgruppe geeignetes Format</text:span></text:p>
      <text:p text:style-name="P1"><text:tab/><text:tab/><text:tab/><text:span text:style-name="T6">dokumentieren.</text:span></text:p>
      <text:p text:style-name="P1"><text:tab/></text:p>
      <text:p text:style-name="P1">→<text:span text:style-name="T7">Prüfen und Abstimmen von Anforderungen</text:span></text:p>
      <text:p text:style-name="P1"><text:tab/>→<text:span text:style-name="T7"> Prüfkriterien festlegen</text:span></text:p>
      <text:p text:style-name="P1"><text:tab/><text:tab/><text:span text:style-name="T7">Festlegen auf welche Kriterien fokusiert werden soll, um Zeitplan einzuhalten.</text:span></text:p>
      <text:p text:style-name="P1"><text:tab/>→<text:span text:style-name="T7"> Prüfprinzipien und Prüftechniken auswählen </text:span></text:p>
      <text:p text:style-name="P1"><text:tab/>→<text:span text:style-name="T7"> Prüfung durchführen und Ergebnisse dokumentieren</text:span></text:p>
      <text:p text:style-name="P1"><text:tab/>→<text:span text:style-name="T7"> Abstimmen der Anforderungen/ Konfliktmanagement </text:span></text:p>
      <text:p text:style-name="P1"><text:tab/><text:tab/><text:span text:style-name="T7">bei Widersprüchen → Abstimmung mit Stakeholder. Maßnahmen zur </text:span></text:p>
      <text:p text:style-name="P1"><text:tab/><text:tab/><text:span text:style-name="T8">Konfliktlösung.</text:span></text:p>
      <text:p text:style-name="P1"/>
      <text:p text:style-name="P1">--<text:span text:style-name="T11">Spezifikation--</text:span></text:p>
      <text:p text:style-name="P1">→<text:span text:style-name="T9"> Nach der Anforderungsermittlung aus RE (Ermitteln, Dokumentation, Prüfen), wird mit<text:tab/></text:span></text:p>
      <text:p text:style-name="P1"><text:tab/><text:span text:style-name="T12">den fachlichen Anforderungen aus dem RE eine Spezifikation entwickelt, die rein </text:span></text:p>
      <text:p text:style-name="P1"><text:tab/><text:span text:style-name="T12">technische Anforderungen besitzt.</text:span></text:p>
      <text:p text:style-name="P1"><text:tab/><text:span text:style-name="T12">Mit fachlichen Anforderungen aus dem RE und technische Anforderungen aus der</text:span></text:p>
      <text:p text:style-name="P1"><text:tab/><text:span text:style-name="T12">Spezifikation werden nun Spezifikationen erstellt, in denen sowohl fachliche als auch</text:span></text:p>
      <text:p text:style-name="P1"><text:tab/><text:span text:style-name="T12">technische Anforderungen stehen.</text:span></text:p>
      <text:p text:style-name="P1"><text:tab/><text:span text:style-name="T10">Dann wird ein Design mit den Spezifikations-Dokumenten erstellt.</text:span></text:p>
      <text:p text:style-name="P1"><text:tab/><text:span text:style-name="T12">Mit Hilfe der Spezifikation und Design beginnt nun die Implementierung.</text:span></text:p>
      <text:p text:style-name="P1"><text:tab/></text:p>
      <text:p text:style-name="P4"><text:soft-page-break/>→ Elemente einer Spezifikationen</text:p>
      <text:p text:style-name="P4"><text:tab/>→ Datenmodell</text:p>
      <text:p text:style-name="P4"><text:tab/><text:tab/>Geschäftsobjekte die im System verarbeitet werden.</text:p>
      <text:p text:style-name="P4"><text:tab/><text:tab/>Beispiel: Schadensmeldung Versicherungsantrag, Kundendaten.</text:p>
      <text:p text:style-name="P1"><text:tab/>→<text:span text:style-name="T13"> Fachfunktionen</text:span></text:p>
      <text:p text:style-name="P1"><text:tab/><text:tab/><text:span text:style-name="T13">Beschreibung der Aufgaben des Systems.</text:span></text:p>
      <text:p text:style-name="P1"><text:tab/><text:tab/><text:span text:style-name="T13">Beispiel: Algorithmus zur Prämienberechnung, Vorgehen bei Vertragskündigung,</text:span></text:p>
      <text:p text:style-name="P1"><text:tab/><text:tab/><text:span text:style-name="T13">Abschluss eines Vertrags.</text:span></text:p>
      <text:p text:style-name="P1"><text:tab/>→<text:span text:style-name="T13"> Geschäftsregeln</text:span></text:p>
      <text:p text:style-name="P1"><text:tab/><text:tab/><text:span text:style-name="T13">Regeln zu einem Geschäftsobjekt.</text:span></text:p>
      <text:p text:style-name="P1"><text:tab/><text:tab/><text:span text:style-name="T13">Beispiel: Summe des Warenkorbs darf nicht negativ sein.</text:span></text:p>
      <text:p text:style-name="P1"/>
      <text:p text:style-name="P1"><text:tab/>→<text:span text:style-name="T14"> Schnittstellen</text:span></text:p>
      <text:p text:style-name="P1"><text:tab/><text:tab/>→<text:span text:style-name="T14"> Zweck der Schnittstelle z.B.: Übertragen der Fonts Kurse in die Fonts <text:tab/><text:tab/><text:tab/><text:tab/><text:tab/>Verwaltung.</text:span></text:p>
      <text:p text:style-name="P1"><text:tab/><text:tab/>→<text:span text:style-name="T14"> Protokolle zur Kommunikation mit dem Umfeld z.B.: HTTP, FTP</text:span></text:p>
      <text:p text:style-name="P1"><text:tab/><text:tab/>→<text:span text:style-name="T14"> Datenstruktur die Ausgetauscht werden z.B.: XML, CSV</text:span></text:p>
      <text:p text:style-name="P1"><text:tab/><text:tab/>→<text:span text:style-name="T15"> Aufbau und Verhalten der Benutzeroberfläche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2:45:23.291056989</meta:creation-date>
    <meta:generator>LibreOffice/6.0.7.3$Linux_X86_64 LibreOffice_project/00m0$Build-3</meta:generator>
    <dc:date>2019-09-02T14:59:44.395296686</dc:date>
    <meta:editing-duration>PT23H56M28S</meta:editing-duration>
    <meta:editing-cycles>26</meta:editing-cycles>
    <meta:document-statistic meta:table-count="0" meta:image-count="0" meta:object-count="0" meta:page-count="2" meta:paragraph-count="59" meta:word-count="318" meta:character-count="2705" meta:non-whitespace-character-count="2351"/>
  </office:meta>
</office:document-meta>
</file>